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Johdanto</text:p>
      <text:p text:style-name="Standard"/>
      <text:p text:style-name="Standard">Järjestelmän tarkoitus</text:p>
      <text:p text:style-name="Standard"/>
      <text:p text:style-name="Standard">Järjestelmän tarkoituksena on mahdollistaa taloyhtiöiden asukkaille ja kiinteistön käyttäjille sujuva <text:s text:c="2"/>saunavuorojen, kerhohuoneiden, pyykkitupien ja muiden yhteisessä käytössä olevien tilojen varaaminen. Mahdollista on myös varata vapaana olevia autopaikkoja ja ilmoittautua autopaikkajonoon. Resurssien varaaminen on maksullista, joten isännöitsijälle on mahdollista määrittää maksuperusteita ja rajoitteita tilojen varaamiselle sekä seurata ja koostaa varaus ja maksuhistorioita.</text:p>
      <text:p text:style-name="Standard"/>
      <text:p text:style-name="Standard">Toteutus-/toimintaympäristö</text:p>
      <text:p text:style-name="Standard"/>
      <text:p text:style-name="Standard">Työ toteutetaan Helsingin Yliopiston Tietojenkäsittelytieteen laitoksen users-Apachepalvelimella.</text:p>
      <text:p text:style-name="Standard"/>
      <text:p text:style-name="Standard">web-sovelluksen alustajärjestelmän tulisi tukea PHP -ohjelmointikieltä.</text:p>
      <text:p text:style-name="Standard"/>
      <text:p text:style-name="Standard">Käyttäjän selaimen pitää tukea JavaScript -ohjelmointikieltä (Ecma-262 edition 5)</text:p>
      <text:p text:style-name="Standard"/>
      <text:p text:style-name="Standard">Ohjelmistoa voidaan käyttää toistaiseksi vain PostgreSQL-tietokannassa.</text:p>
      <text:p text:style-name="Standard"/>
      <text:p text:style-name="Standard"/>
      <text:p text:style-name="Standard">Kappale 10</text:p>
      <text:p text:style-name="Standard"/>
      <text:p text:style-name="Standard">Voit käyttää kehitteillä olevaa tietokantaohjelmaa menemällä selaimella</text:p>
      <text:p text:style-name="Standard">osoitteeseen jtback.users.cs.helsinki.fi.</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kka Bäck</meta:initial-creator>
    <meta:creation-date>2014-01-21T10:20:32.33</meta:creation-date>
    <meta:document-statistic meta:table-count="0" meta:image-count="0" meta:object-count="0" meta:page-count="1" meta:paragraph-count="11" meta:word-count="96" meta:character-count="985"/>
    <dc:date>2014-01-21T12:40:27.69</dc:date>
    <dc:creator>Jukka Bäck</dc:creator>
    <meta:editing-duration>PT3M2S</meta:editing-duration>
    <meta:editing-cycles>1</meta:editing-cycles>
    <meta:generator>OpenOffice.org/3.3$Win32 OpenOffice.org_project/330m20$Build-9567</meta:generator>
  </office:meta>
</office:document-meta>
</file>